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337a" officeooo:paragraph-rsid="0016337a"/>
    </style:style>
    <style:style style:name="P2" style:family="paragraph" style:parent-style-name="Standard">
      <style:text-properties officeooo:rsid="001851a3" officeooo:paragraph-rsid="001851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h into rpi</text:p>
      <text:p text:style-name="P1">The ip address is set to 192.168.1.200</text:p>
      <text:p text:style-name="P1"/>
      <text:p text:style-name="P1">code to ssh</text:p>
      <text:p text:style-name="P1">sudo ssh <text:a xlink:type="simple" xlink:href="mailto:pi@192.168.1.200" text:style-name="Internet_20_link" text:visited-style-name="Visited_20_Internet_20_Link">pi@192.168.1.200</text:a></text:p>
      <text:p text:style-name="P1"/>
      <text:p text:style-name="P1">directory of git</text:p>
      <text:p text:style-name="P1">cd Documents/GIT/TC</text:p>
      <text:p text:style-name="P1"/>
      <text:p text:style-name="P2">to get user input into the system use input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1:42:20.125779032</meta:creation-date>
    <dc:date>2018-04-27T10:34:26.386012229</dc:date>
    <meta:editing-duration>PT2M5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30" meta:character-count="166" meta:non-whitespace-character-count="143"/>
  </office:meta>
</office:document-meta>
</file>